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4000001544F13FAB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ffffff" svg:stroke-opacity="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5.181cm" svg:height="2.878cm" svg:x="7.909cm" svg:y="13.41cm">
          <draw:image xlink:href="Pictures/1000000000000264000001544F13FAB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0T17:23:13.246000000</dc:date>
    <meta:editing-duration>PT1M59S</meta:editing-duration>
    <meta:editing-cycles>1</meta:editing-cycles>
    <meta:document-statistic meta:object-count="1"/>
    <meta:generator>LibreOffice/24.2.0.3$Windows_X86_64 LibreOffice_project/da48488a73ddd66ea24cf16bbc4f7b9c08e9bea1</meta:generator>
  </office:meta>
</office:document-meta>
</file>